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fo:font-weight="bold" officeooo:rsid="0015d9ff" officeooo:paragraph-rsid="0015d9ff" style:font-weight-asian="bold" style:font-weight-complex="bold"/>
    </style:style>
    <style:style style:name="P2" style:family="paragraph" style:parent-style-name="Standard">
      <style:paragraph-properties fo:text-align="justify" style:justify-single-word="false"/>
      <style:text-properties style:font-name="Liberation Serif" fo:font-weight="bold" officeooo:rsid="0015d9ff" officeooo:paragraph-rsid="0015d9ff" style:font-weight-asian="bold" style:font-weight-complex="bold"/>
    </style:style>
    <style:style style:name="P3" style:family="paragraph" style:parent-style-name="Standard">
      <style:paragraph-properties fo:text-align="justify" style:justify-single-word="false"/>
      <style:text-properties style:font-name="Liberation Serif" fo:font-weight="bold" officeooo:rsid="00187d49" officeooo:paragraph-rsid="00187d49"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6a15b" style:font-weight-asian="normal" style:font-weight-complex="normal"/>
    </style:style>
    <style:style style:name="T3" style:family="text">
      <style:text-properties fo:font-weight="normal" officeooo:rsid="00187d49"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0 Modul: core</text:p>
      <text:p text:style-name="P1"/>
      <text:p text:style-name="P2"><text:span text:style-name="T2">Das Modul core stellt keine eigenen Funktionen zur Verfügung. Stattdessen handelt es sich um eine Programmbibliothek, die den unkomplizierten Aufruf aller in den vorherigen Abschnitten aufgelisteten Funktionen ermöglicht. Der Import des core Moduls genügt zum Ausführen aller relevanten Funktionen des musical_spoon packages. Für die Funktionsweise, die Input- und Ausgabeparameter der im Modul gelisteten Funktionen ist die Dokumentation auf den vorherigen Seiten heranzuziehen. Derzeit sind folgende Funktionen </text:span><text:span text:style-name="T3">und Klassen </text:span><text:span text:style-name="T2">über das Modul core aufrufbar:</text:span></text:p>
      <text:p text:style-name="P2"><text:span text:style-name="T2"/></text:p>
      <text:p text:style-name="P3"><text:span text:style-name="T1">Vertex</text:span></text:p>
      <text:p text:style-name="P3"><text:span text:style-name="T1">Edge</text:span></text:p>
      <text:p text:style-name="P3"><text:span text:style-name="T1">Graph</text:span></text:p>
      <text:p text:style-name="P3"><text:span text:style-name="T1">show_graph</text:span></text:p>
      <text:p text:style-name="P3"><text:span text:style-name="T1">show_two_graphs</text:span></text:p>
      <text:p text:style-name="P3"><text:span text:style-name="T1">show_graph_comparable</text:span></text:p>
      <text:p text:style-name="P3"><text:span text:style-name="T1">parse</text:span></text:p>
      <text:p text:style-name="P3"><text:span text:style-name="T1">parse_chem</text:span></text:p>
      <text:p text:style-name="P3"><text:span text:style-name="T1">reverse_parser</text:span></text:p>
      <text:p text:style-name="P3"><text:span text:style-name="T1">random_graph</text:span></text:p>
      <text:p text:style-name="P3"><text:span text:style-name="T1">random_chess_graph</text:span></text:p>
      <text:p text:style-name="P3"><text:span text:style-name="T1">random_triangular_graph</text:span></text:p>
      <text:p text:style-name="P3"><text:span text:style-name="T1">complete_graph</text:span></text:p>
      <text:p text:style-name="P3"><text:span text:style-name="T1">cut_edges</text:span></text:p>
      <text:p text:style-name="P3"><text:span text:style-name="T1">add_random_nodes</text:span></text:p>
      <text:p text:style-name="P3"><text:span text:style-name="T1">find_ankered_mcis</text:span></text:p>
      <text:p text:style-name="P3"><text:span text:style-name="T1">find_mcis</text:span></text:p>
      <text:p text:style-name="P3"><text:span text:style-name="T1">find_mcis_without_prompt</text:span></text:p>
      <text:p text:style-name="P3"><text:span text:style-name="T1">modular_product</text:span></text:p>
      <text:p text:style-name="P3"><text:span text:style-name="T1">Cordella</text:span></text:p>
      <text:p text:style-name="P3"><text:span text:style-name="T1">find_successors</text:span></text:p>
      <text:p text:style-name="P3"><text:span text:style-name="T1">find_predecessors</text:span></text:p>
      <text:p text:style-name="P3"><text:span text:style-name="T1">guide_tree</text:span></text:p>
      <text:p text:style-name="P3"><text:span text:style-name="T1">create_tree</text:span></text:p>
      <text:p text:style-name="P3"><text:span text:style-name="T1">traverse_tree</text:span></text:p>
      <text:p text:style-name="P3"><text:span text:style-name="T1">traverse_linear</text:span></text:p>
      <text:p text:style-name="P3"><text:span text:style-name="T1">score_similar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M25S</meta:editing-duration>
    <meta:editing-cycles>5</meta:editing-cycles>
    <meta:generator>LibreOffice/5.4.5.1$Windows_X86_64 LibreOffice_project/79c9829dd5d8054ec39a82dc51cd9eff340dbee8</meta:generator>
    <dc:date>2019-09-22T21:58:51.046000000</dc:date>
    <meta:document-statistic meta:table-count="0" meta:image-count="0" meta:object-count="0" meta:page-count="1" meta:paragraph-count="29" meta:word-count="103" meta:character-count="923" meta:non-whitespace-character-count="849"/>
    <meta:user-defined meta:name="Info 1"/>
    <meta:user-defined meta:name="Info 2"/>
    <meta:user-defined meta:name="Info 3"/>
    <meta:user-defined meta:name="Info 4"/>
  </office:meta>
</office:document-meta>
</file>